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87afdb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style:font-name="DejaVu Serif" fo:font-style="italic" fo:font-weight="bold" style:font-style-asian="italic" style:font-weight-asian="bold" style:font-style-complex="italic" style:font-weight-complex="bold"/>
    </style:style>
    <style:style style:name="P4" style:family="paragraph">
      <loext:graphic-properties draw:fill="none" draw:fill-color="#ffffff"/>
      <style:text-properties style:font-name="DejaVu Serif" fo:font-style="italic" fo:font-weight="bold" style:font-style-asian="italic" style:font-weight-asian="bold" style:font-style-complex="italic" style:font-weight-complex="bold"/>
    </style:style>
    <style:style style:name="P5" style:family="paragraph">
      <style:text-properties fo:color="#000000" loext:opacity="100%" style:text-outline="false" fo:font-size="16pt" fo:text-shadow="none" style:text-underline-style="none" style:font-size-asian="16pt" style:font-size-complex="16pt" style:text-overline-style="none" style:text-overline-color="font-color"/>
    </style:style>
    <style:style style:name="P6" style:family="paragraph">
      <loext:graphic-properties draw:fill="none" draw:fill-color="#ffffff"/>
      <style:text-properties fo:color="#000000" loext:opacity="100%" style:text-outline="false" style:font-name="DejaVu Sans" fo:font-size="16pt" fo:text-shadow="none" style:text-underline-style="none" fo:font-weight="bold" style:font-size-asian="16pt" style:font-weight-asian="bold" style:font-size-complex="16pt" style:font-weight-complex="bold" style:text-overline-style="none" style:text-overline-color="font-color"/>
    </style:style>
    <style:style style:name="T1" style:family="text">
      <style:text-properties style:font-name="DejaVu Serif"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color="#000000" loext:opacity="100%" style:text-outline="false" style:font-name="DejaVu Serif" fo:font-size="16pt" fo:text-shadow="none" style:text-underline-style="none" style:font-size-asian="16pt" style:font-size-complex="16pt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779cm" svg:height="0.962cm" svg:x="5.745cm" svg:y="8.703cm">
          <draw:text-box>
            <text:p>Back Cover</text:p>
          </draw:text-box>
        </draw:frame>
        <draw:line draw:style-name="gr2" draw:text-style-name="P2" draw:layer="layout" svg:x1="14.922cm" svg:y1="0cm" svg:x2="14.922cm" svg:y2="21.006cm">
          <text:p/>
        </draw:line>
        <draw:frame draw:style-name="gr1" draw:text-style-name="P4" draw:layer="layout" svg:width="16.131cm" svg:height="0.996cm" draw:transform="rotate (-1.5707963267949) translate (16.037cm -0.017cm)">
          <draw:text-box>
            <text:p text:style-name="P3"><text:span text:style-name="T1">The Puzzling Quirks of Regular </text:span><text:span text:style-name="T1">Expressions</text:span></text:p>
          </draw:text-box>
        </draw:frame>
        <draw:frame draw:style-name="gr1" draw:text-style-name="P6" draw:layer="layout" svg:width="4.028cm" svg:height="0.903cm" draw:transform="rotate (-1.5707963267949) translate (15.93cm 16.793cm)">
          <draw:text-box>
            <text:p text:style-name="P5"><text:span text:style-name="T2">David Mertz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6.078cm" fo:page-height="21.00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24T15:07:02.252719667</meta:creation-date>
    <dc:date>2021-08-25T17:42:10.027212278</dc:date>
    <meta:editing-duration>PT21M15S</meta:editing-duration>
    <meta:editing-cycles>5</meta:editing-cycles>
    <meta:generator>LibreOffice/7.1.5.2$Linux_X86_64 LibreOffice_project/10$Build-2</meta:generator>
    <meta:document-statistic meta:object-count="4"/>
  </office:meta>
</office:document-meta>
</file>